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Main" svg:font-family="MathJax_Mai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paragraph-rsid="00092bfa"/>
    </style:style>
    <style:style style:name="P3" style:family="paragraph" style:parent-style-name="Standard">
      <style:text-properties style:font-name="Arial" officeooo:rsid="00092bfa" officeooo:paragraph-rsid="00092bfa"/>
    </style:style>
    <style:style style:name="P4" style:family="paragraph" style:parent-style-name="Standard">
      <style:text-properties style:font-name="Arial" officeooo:paragraph-rsid="0009aefb"/>
    </style:style>
    <style:style style:name="P5" style:family="paragraph" style:parent-style-name="Standard">
      <style:text-properties style:font-name="Arial" officeooo:rsid="0009aefb" officeooo:paragraph-rsid="0009aefb"/>
    </style:style>
    <style:style style:name="P6" style:family="paragraph" style:parent-style-name="Standard">
      <style:text-properties style:font-name="Arial" officeooo:rsid="0009aefb" officeooo:paragraph-rsid="000b014b"/>
    </style:style>
    <style:style style:name="P7" style:family="paragraph" style:parent-style-name="Standard">
      <style:text-properties style:font-name="Arial" officeooo:rsid="0009aefb" officeooo:paragraph-rsid="000b24f7"/>
    </style:style>
    <style:style style:name="P8" style:family="paragraph" style:parent-style-name="Standard">
      <style:text-properties style:font-name="Arial" officeooo:rsid="0009aefb" officeooo:paragraph-rsid="000c4884"/>
    </style:style>
    <style:style style:name="P9" style:family="paragraph" style:parent-style-name="Standard">
      <style:text-properties style:font-name="Arial" officeooo:rsid="0009aefb" officeooo:paragraph-rsid="000cf4fa"/>
    </style:style>
    <style:style style:name="P10" style:family="paragraph" style:parent-style-name="Standard">
      <style:text-properties style:font-name="Arial" officeooo:rsid="0009aefb" officeooo:paragraph-rsid="000df3c6"/>
    </style:style>
    <style:style style:name="P11" style:family="paragraph" style:parent-style-name="Standard">
      <style:text-properties style:font-name="Arial" officeooo:rsid="0009aefb" officeooo:paragraph-rsid="00132946"/>
    </style:style>
    <style:style style:name="P12" style:family="paragraph" style:parent-style-name="Standard">
      <style:text-properties style:font-name="Arial" officeooo:rsid="0009afc7" officeooo:paragraph-rsid="0009afc7"/>
    </style:style>
    <style:style style:name="P13" style:family="paragraph" style:parent-style-name="Standard">
      <style:text-properties style:font-name="Arial" fo:font-weight="bold" style:font-weight-asian="bold" style:font-weight-complex="bold"/>
    </style:style>
    <style:style style:name="P14" style:family="paragraph" style:parent-style-name="Standard">
      <style:text-properties style:font-name="Arial" fo:font-weight="bold" officeooo:rsid="0009aefb" officeooo:paragraph-rsid="000b24f7" fo:background-color="#ffbf00" style:font-weight-asian="bold" style:font-weight-complex="bold"/>
    </style:style>
    <style:style style:name="P15" style:family="paragraph" style:parent-style-name="Standard">
      <style:text-properties style:font-name="Arial" officeooo:paragraph-rsid="000b014b"/>
    </style:style>
    <style:style style:name="P16" style:family="paragraph" style:parent-style-name="Standard">
      <style:text-properties style:font-name="Arial" officeooo:rsid="000b014b" officeooo:paragraph-rsid="000b014b"/>
    </style:style>
    <style:style style:name="P17" style:family="paragraph" style:parent-style-name="Standard">
      <style:text-properties style:font-name="Arial" officeooo:rsid="0009aefb" officeooo:paragraph-rsid="0009aefb" fo:background-color="#fff5ce"/>
    </style:style>
    <style:style style:name="P18" style:family="paragraph" style:parent-style-name="Standard">
      <style:text-properties style:font-name="Arial" officeooo:rsid="0009aefb" officeooo:paragraph-rsid="000b24f7" fo:background-color="#fff5ce"/>
    </style:style>
    <style:style style:name="P19" style:family="paragraph" style:parent-style-name="Standard">
      <style:text-properties style:font-name="Arial" officeooo:rsid="0009aefb" officeooo:paragraph-rsid="000cf4fa" fo:background-color="#fff5ce"/>
    </style:style>
    <style:style style:name="P20" style:family="paragraph" style:parent-style-name="Standard">
      <style:text-properties style:font-name="Arial" officeooo:rsid="000df3c6" officeooo:paragraph-rsid="000df3c6" fo:background-color="#fff5ce"/>
    </style:style>
    <style:style style:name="P21" style:family="paragraph" style:parent-style-name="Standard">
      <style:text-properties style:font-name="Arial" fo:font-size="10pt" fo:font-style="italic" fo:font-weight="bold" officeooo:paragraph-rsid="0009aefb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text-properties style:font-name="Arial" fo:font-size="10pt" fo:font-style="italic" fo:font-weight="bold" officeooo:paragraph-rsid="00092bfa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Standard">
      <style:text-properties style:font-name="Arial" officeooo:rsid="000b24f7" officeooo:paragraph-rsid="000b24f7"/>
    </style:style>
    <style:style style:name="P24" style:family="paragraph" style:parent-style-name="Standard">
      <style:text-properties style:font-name="Arial" officeooo:rsid="000b24f7" officeooo:paragraph-rsid="000c4884"/>
    </style:style>
    <style:style style:name="P25" style:family="paragraph" style:parent-style-name="Standard">
      <style:text-properties style:font-name="Arial" officeooo:rsid="00111f59" officeooo:paragraph-rsid="00111f59"/>
    </style:style>
    <style:style style:name="P26" style:family="paragraph" style:parent-style-name="Standard">
      <style:text-properties style:use-window-font-color="true" loext:opacity="0%" style:font-name="Arial" officeooo:rsid="0009aefb" officeooo:paragraph-rsid="000b24f7" fo:background-color="#fff5ce"/>
    </style:style>
    <style:style style:name="P27" style:family="paragraph" style:parent-style-name="Standard">
      <style:text-properties style:use-window-font-color="true" loext:opacity="0%" style:font-name="Arial" officeooo:rsid="00132946" officeooo:paragraph-rsid="00132946" fo:background-color="#fff5ce"/>
    </style:style>
    <style:style style:name="P28" style:family="paragraph" style:parent-style-name="Standard">
      <style:text-properties style:use-window-font-color="true" loext:opacity="0%" style:font-name="Arial" fo:font-size="12pt" fo:font-weight="normal" officeooo:rsid="0012417a" officeooo:paragraph-rsid="0012417a" fo:background-color="transparent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style:font-name="Arial" fo:font-weight="bold" officeooo:rsid="00092bfa" officeooo:paragraph-rsid="00092bfa" style:font-weight-asian="bold" style:font-weight-complex="bold"/>
    </style:style>
    <style:style style:name="P30" style:family="paragraph" style:parent-style-name="Standard">
      <style:text-properties style:font-name="Arial" fo:font-weight="bold" fo:background-color="#ffbf00" style:font-weight-asian="bold" style:font-weight-complex="bold"/>
    </style:style>
    <style:style style:name="P31" style:family="paragraph" style:parent-style-name="Standard">
      <style:text-properties style:font-name="Arial" fo:font-weight="bold" officeooo:rsid="0010b461" officeooo:paragraph-rsid="00181a79" fo:background-color="#ffbf00" style:font-weight-asian="bold" style:font-weight-complex="bold"/>
    </style:style>
    <style:style style:name="P32" style:family="paragraph" style:parent-style-name="Standard">
      <style:text-properties style:font-name="Arial" officeooo:rsid="0009aefb" officeooo:paragraph-rsid="0009aefb" fo:background-color="#fff5ce"/>
    </style:style>
    <style:style style:name="P33" style:family="paragraph" style:parent-style-name="Standard">
      <style:text-properties style:font-name="Arial" fo:font-size="12pt" fo:font-style="normal" fo:font-weight="bold" officeooo:rsid="0009aefb" officeooo:paragraph-rsid="0017aaed" fo:background-color="#ffbf00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text-properties style:font-name="Arial" fo:font-size="12pt" fo:font-weight="bold" officeooo:paragraph-rsid="0017aaed" fo:background-color="#ffbf00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Arial" fo:font-size="9pt" fo:font-style="normal" fo:font-weight="bold" officeooo:rsid="0009aefb" officeooo:paragraph-rsid="000cf4fa" fo:background-color="#ffbf00" style:font-size-asian="7.84999990463257pt" style:font-style-asian="normal" style:font-weight-asian="bold" style:font-size-complex="9pt" style:font-style-complex="normal" style:font-weight-complex="bold"/>
    </style:style>
    <style:style style:name="P36" style:family="paragraph" style:parent-style-name="Standard">
      <style:text-properties style:font-name="Arial" officeooo:rsid="0009aefb" officeooo:paragraph-rsid="0016f772"/>
    </style:style>
    <style:style style:name="P37" style:family="paragraph" style:parent-style-name="Standard">
      <style:text-properties style:font-name="Arial" officeooo:rsid="0009aefb" officeooo:paragraph-rsid="0017aaed"/>
    </style:style>
    <style:style style:name="P38" style:family="paragraph" style:parent-style-name="Standard">
      <style:text-properties style:font-name="Arial" officeooo:rsid="0009aefb" officeooo:paragraph-rsid="000cf4fa"/>
    </style:style>
    <style:style style:name="P39" style:family="paragraph" style:parent-style-name="Standard">
      <style:text-properties style:font-name="Arial" officeooo:rsid="000b014b" officeooo:paragraph-rsid="000b014b"/>
    </style:style>
    <style:style style:name="P40" style:family="paragraph" style:parent-style-name="Standard">
      <style:text-properties style:font-name="Arial" officeooo:rsid="00132946" officeooo:paragraph-rsid="00132946"/>
    </style:style>
    <style:style style:name="P41" style:family="paragraph" style:parent-style-name="Standard">
      <style:text-properties style:use-window-font-color="true" loext:opacity="0%" style:font-name="Arial" fo:font-size="12pt" fo:font-weight="normal" officeooo:rsid="0012417a" officeooo:paragraph-rsid="0012417a" fo:background-color="transparent" style:font-name-asian="MathJax_Main" style:font-size-asian="12pt" style:font-weight-asian="normal" style:font-name-complex="MathJax_Main" style:font-size-complex="12pt" style:font-weight-complex="normal"/>
    </style:style>
    <style:style style:name="T1" style:family="text">
      <style:text-properties officeooo:rsid="00092bf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9aefb" style:font-style-asian="italic" style:font-style-complex="italic"/>
    </style:style>
    <style:style style:name="T4" style:family="text">
      <style:text-properties fo:font-style="italic" officeooo:rsid="00092bfa" style:font-style-asian="italic" style:font-style-complex="italic"/>
    </style:style>
    <style:style style:name="T5" style:family="text">
      <style:text-properties fo:font-style="italic" officeooo:rsid="000b24f7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9aefb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b014b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name-asian="MathJax_Main" style:font-weight-asian="bold" style:font-name-complex="MathJax_Main" style:font-weight-complex="bold"/>
    </style:style>
    <style:style style:name="T11" style:family="text">
      <style:text-properties officeooo:rsid="0009aefb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9aefb" style:font-style-asian="normal" style:font-style-complex="normal"/>
    </style:style>
    <style:style style:name="T14" style:family="text">
      <style:text-properties fo:font-style="normal" fo:font-weight="normal" officeooo:rsid="000b014b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officeooo:rsid="000b24f7" style:font-style-asian="normal" style:font-weight-asian="bold" style:font-style-complex="normal" style:font-weight-complex="bold"/>
    </style:style>
    <style:style style:name="T16" style:family="text">
      <style:text-properties officeooo:rsid="0009afc7"/>
    </style:style>
    <style:style style:name="T17" style:family="text">
      <style:text-properties officeooo:rsid="000b014b"/>
    </style:style>
    <style:style style:name="T18" style:family="text">
      <style:text-properties officeooo:rsid="000b24f7"/>
    </style:style>
    <style:style style:name="T19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0" style:family="text">
      <style:text-properties fo:font-size="10pt" fo:font-style="italic" fo:font-weight="bold" officeooo:rsid="000b24f7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fo:font-size="10pt" fo:font-style="italic" fo:font-weight="bold" officeooo:rsid="00092bfa" style:font-size-asian="10pt" style:font-style-asian="italic" style:font-weight-asian="bold" style:font-size-complex="10pt" style:font-style-complex="italic" style:font-weight-complex="bold"/>
    </style:style>
    <style:style style:name="T22" style:family="text">
      <style:text-properties fo:font-size="10pt" fo:font-style="italic" officeooo:rsid="00092bfa" style:font-size-asian="10pt" style:font-style-asian="italic" style:font-size-complex="10pt" style:font-style-complex="italic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09aefb" style:font-size-asian="10pt" style:font-size-complex="10pt"/>
    </style:style>
    <style:style style:name="T25" style:family="text">
      <style:text-properties officeooo:rsid="000c4884"/>
    </style:style>
    <style:style style:name="T26" style:family="text">
      <style:text-properties fo:font-size="12pt" fo:font-style="normal" fo:font-weight="bold" fo:background-color="#ffbf00" loext:char-shading-value="0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size="12pt" officeooo:rsid="0009aefb" style:font-size-asian="12pt" style:font-size-complex="12pt"/>
    </style:style>
    <style:style style:name="T28" style:family="text">
      <style:text-properties officeooo:rsid="000cf4fa"/>
    </style:style>
    <style:style style:name="T29" style:family="text">
      <style:text-properties officeooo:rsid="000df3c6"/>
    </style:style>
    <style:style style:name="T30" style:family="text">
      <style:text-properties officeooo:rsid="00111f59"/>
    </style:style>
    <style:style style:name="T31" style:family="text">
      <style:text-properties fo:color="#666666" loext:opacity="100%" style:font-name="MathJax_Main" fo:font-size="14pt" fo:font-weight="bold" fo:background-color="transparent" loext:char-shading-value="0" style:font-name-asian="MathJax_Main" style:font-size-asian="14pt" style:font-weight-asian="bold" style:font-name-complex="MathJax_Main" style:font-size-complex="14pt" style:font-weight-complex="bold"/>
    </style:style>
    <style:style style:name="T32" style:family="text">
      <style:text-properties officeooo:rsid="0012417a"/>
    </style:style>
    <style:style style:name="T33" style:family="text">
      <style:text-properties style:font-name-asian="MathJax_Main" style:font-name-complex="MathJax_Main"/>
    </style:style>
    <style:style style:name="T34" style:family="text">
      <style:text-properties officeooo:rsid="00132946"/>
    </style:style>
    <style:style style:name="T35" style:family="text">
      <style:text-properties fo:background-color="#3faf46" loext:char-shading-value="0"/>
    </style:style>
    <style:style style:name="T36" style:family="text">
      <style:text-properties officeooo:rsid="0015ee2e"/>
    </style:style>
    <style:style style:name="T37" style:family="text">
      <style:text-properties officeooo:rsid="0016f772"/>
    </style:style>
    <style:style style:name="T38" style:family="text">
      <style:text-properties style:font-name="Arial"/>
    </style:style>
    <style:style style:name="T39" style:family="text">
      <style:text-properties style:font-name="Arial" officeooo:rsid="0021d523"/>
    </style:style>
    <style:style style:name="T40" style:family="text">
      <style:text-properties style:font-name="Arial" officeooo:rsid="001c1847"/>
    </style:style>
    <style:style style:name="T41" style:family="text">
      <style:text-properties style:font-name="Arial" fo:font-style="italic" style:font-style-asian="italic" style:font-style-complex="italic"/>
    </style:style>
    <style:style style:name="T42" style:family="text">
      <style:text-properties style:font-name="Arial" fo:font-style="italic" officeooo:rsid="00092bfa" style:font-style-asian="italic" style:font-style-complex="italic"/>
    </style:style>
    <style:style style:name="T43" style:family="text">
      <style:text-properties style:font-name="Arial" fo:font-style="italic" officeooo:rsid="001c1847" style:font-style-asian="italic" style:font-style-complex="italic"/>
    </style:style>
    <style:style style:name="T44" style:family="text">
      <style:text-properties style:font-name="Arial" fo:font-style="italic" officeooo:rsid="0021d523" style:font-style-asian="italic" style:font-style-complex="italic"/>
    </style:style>
    <style:style style:name="T45" style:family="text">
      <style:text-properties style:font-name="Arial" fo:font-style="italic" officeooo:rsid="001ef7a7" style:font-style-asian="italic" style:font-style-complex="italic"/>
    </style:style>
    <style:style style:name="T46" style:family="text">
      <style:text-properties style:font-name="Arial" fo:font-style="italic" officeooo:rsid="00169c1d" style:font-style-asian="italic" style:font-style-complex="italic"/>
    </style:style>
    <style:style style:name="T47" style:family="text">
      <style:text-properties style:font-name="Arial" fo:font-style="italic" officeooo:rsid="001aeabe" style:font-style-asian="italic" style:font-style-complex="italic"/>
    </style:style>
    <style:style style:name="T48" style:family="text">
      <style:text-properties style:font-name="Arial" fo:font-style="italic" officeooo:rsid="0017aaed" style:font-style-asian="italic" style:font-style-complex="italic"/>
    </style:style>
    <style:style style:name="T49" style:family="text">
      <style:text-properties style:font-name="Arial" fo:font-style="italic" officeooo:rsid="0009aefb" style:font-style-asian="italic" style:font-style-complex="italic"/>
    </style:style>
    <style:style style:name="T50" style:family="text">
      <style:text-properties style:font-name="Arial" officeooo:rsid="001aeabe"/>
    </style:style>
    <style:style style:name="T51" style:family="text">
      <style:text-properties style:font-name="Arial" officeooo:rsid="00169c1d"/>
    </style:style>
    <style:style style:name="T52" style:family="text">
      <style:text-properties style:font-name="Arial" fo:font-size="12pt" fo:font-style="italic" fo:font-weight="bold" officeooo:rsid="001c1847" fo:background-color="#ffbf00" loext:char-shading-value="0" style:font-size-asian="12pt" style:font-style-asian="italic" style:font-weight-asian="bold" style:font-size-complex="12pt" style:font-style-complex="italic" style:font-weight-complex="bold"/>
    </style:style>
    <style:style style:name="T53" style:family="text">
      <style:text-properties style:font-name="Arial" fo:font-size="12pt" fo:font-style="italic" fo:font-weight="bold" officeooo:rsid="0021d523" fo:background-color="#ffbf00" loext:char-shading-value="0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style:font-name="Arial" fo:font-size="12pt" fo:font-style="italic" fo:font-weight="bold" officeooo:rsid="0017aaed" fo:background-color="#ffbf00" loext:char-shading-value="0" style:font-size-asian="12pt" style:font-style-asian="italic" style:font-weight-asian="bold" style:font-size-complex="12pt" style:font-style-complex="italic" style:font-weight-complex="bold"/>
    </style:style>
    <style:style style:name="T55" style:family="text">
      <style:text-properties style:font-name="Arial" fo:font-size="12pt" fo:font-style="italic" fo:font-weight="bold" officeooo:rsid="001c1847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56" style:family="text">
      <style:text-properties style:font-name="Arial" fo:font-size="12pt" fo:font-style="italic" fo:font-weight="bold" officeooo:rsid="001c1847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57" style:family="text">
      <style:text-properties style:font-name="Arial" fo:font-size="12pt" fo:font-style="italic" fo:font-weight="bold" officeooo:rsid="0021d523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58" style:family="text">
      <style:text-properties style:font-name="Arial" fo:font-size="12pt" fo:font-style="italic" fo:font-weight="bold" officeooo:rsid="0021d523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59" style:family="text">
      <style:text-properties style:font-name="Arial" fo:font-size="12pt" fo:font-style="italic" fo:font-weight="bold" officeooo:rsid="0017aae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60" style:family="text">
      <style:text-properties style:font-name="Arial" fo:font-size="12pt" fo:font-style="italic" fo:font-weight="bold" officeooo:rsid="0017aae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61" style:family="text">
      <style:text-properties style:font-name="Arial" fo:font-size="12pt" fo:font-style="italic" fo:font-weight="normal" officeooo:rsid="001c1847" fo:background-color="#ffbf00" loext:char-shading-value="0" style:font-size-asian="12pt" style:font-style-asian="italic" style:font-weight-asian="normal" style:font-size-complex="12pt" style:font-style-complex="italic" style:font-weight-complex="normal"/>
    </style:style>
    <style:style style:name="T62" style:family="text">
      <style:text-properties style:font-name="Arial" fo:font-size="12pt" fo:font-style="italic" fo:font-weight="normal" officeooo:rsid="0021d523" fo:background-color="#ffbf00" loext:char-shading-value="0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style:font-name="Arial" fo:font-size="12pt" fo:font-style="italic" fo:font-weight="normal" officeooo:rsid="0017aaed" fo:background-color="#ffbf00" loext:char-shading-value="0" style:font-size-asian="12pt" style:font-style-asian="italic" style:font-weight-asian="normal" style:font-size-complex="12pt" style:font-style-complex="italic" style:font-weight-complex="normal"/>
    </style:style>
    <style:style style:name="T64" style:family="text">
      <style:text-properties style:font-name="Arial" fo:font-size="12pt" fo:font-style="italic" fo:font-weight="normal" officeooo:rsid="001c1847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65" style:family="text">
      <style:text-properties style:font-name="Arial" fo:font-size="12pt" fo:font-style="italic" fo:font-weight="normal" officeooo:rsid="0021d523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66" style:family="text">
      <style:text-properties style:font-name="Arial" fo:font-size="12pt" fo:font-style="italic" fo:font-weight="normal" officeooo:rsid="0017aaed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67" style:family="text">
      <style:text-properties style:font-name="Arial" fo:font-size="12pt" fo:font-style="normal" fo:font-weight="normal" officeooo:rsid="001c1847" fo:background-color="#ffb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Arial" fo:font-size="12pt" fo:font-style="normal" fo:font-weight="normal" officeooo:rsid="0021d523" fo:background-color="#ffb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Arial" fo:font-size="12pt" fo:font-style="normal" fo:font-weight="normal" officeooo:rsid="0017aaed" fo:background-color="#ffbf00" loext:char-shading-value="0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Arial" fo:font-size="12pt" fo:font-style="normal" fo:font-weight="normal" officeooo:rsid="001c184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Arial" fo:font-size="12pt" fo:font-style="normal" fo:font-weight="normal" officeooo:rsid="001c184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Arial" fo:font-size="12pt" fo:font-style="normal" fo:font-weight="normal" officeooo:rsid="0021d52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Arial" fo:font-size="12pt" fo:font-style="normal" fo:font-weight="normal" officeooo:rsid="0021d52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Arial" fo:font-size="12pt" fo:font-style="normal" fo:font-weight="normal" officeooo:rsid="0017aae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Arial" fo:font-size="12pt" fo:font-style="normal" fo:font-weight="normal" officeooo:rsid="0017aae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1pt" officeooo:rsid="0009aefb" style:font-size-asian="11pt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Navigating Q<text:span text:style-name="T1">B</text:span>O</text:p>
      <text:p text:style-name="P1"/>
      <text:p text:style-name="P1"><text:span text:style-name="T16">A </text:span>Toolbar runs along the top.</text:p>
      <text:p text:style-name="P2">The Navigation Bar <text:span text:style-name="T1">i</text:span>s <text:span text:style-name="T16">on</text:span> the left. <text:s/></text:p>
      <text:p text:style-name="P3"/>
      <text:p text:style-name="P3">The <text:span text:style-name="T2">Nav-Bar</text:span> has two modes:</text:p>
      <text:list xml:id="list3038762372" text:style-name="L1">
        <text:list-item>
          <text:p text:style-name="P29">Accountant View <text:span text:style-name="T11">(AV)</text:span></text:p>
        </text:list-item>
        <text:list-item>
          <text:p text:style-name="P29">Business View</text:p>
        </text:list-item>
      </text:list>
      <text:p text:style-name="P3"/>
      <text:p text:style-name="P4"><text:span text:style-name="T5">B</text:span><text:span text:style-name="T4">ookkeepers </text:span><text:span text:style-name="T5">USE</text:span><text:span text:style-name="T4"> </text:span><text:span text:style-name="T3">AV</text:span><text:span text:style-name="T1"><text:line-break/></text:span><text:span text:style-name="T20">I</text:span><text:span text:style-name="T21">t</text:span><text:span text:style-name="T19"> provides a </text:span><text:span text:style-name="T21">greater range of tasks.</text:span><text:span text:style-name="T22"> </text:span></text:p>
      <text:p text:style-name="P21"><text:span text:style-name="T1">This guide </text:span><text:span text:style-name="T11">shows</text:span><text:span text:style-name="T1"> operations in A</text:span><text:span text:style-name="T11">V.</text:span></text:p>
      <text:p text:style-name="P2"/>
      <text:p text:style-name="P2">&lt;<text:span text:style-name="T6">+ New</text:span><text:span text:style-name="T2">&gt;</text:span><text:span text:style-name="T12"> </text:span><text:span text:style-name="T13">b</text:span><text:span text:style-name="T12">utton </text:span>create new transactions &amp; links to company</text:p>
      <text:p text:style-name="P4">pages. </text:p>
      <text:p text:style-name="P4"/>
      <text:p text:style-name="P4"><text:span text:style-name="T11">‘</text:span><text:span text:style-name="T8">Functions</text:span><text:span text:style-name="T11">’ are below &lt;</text:span><text:span text:style-name="T7">+ New</text:span><text:span text:style-name="T3">&gt;</text:span></text:p>
      <text:p text:style-name="P15"><text:span text:style-name="T14">Function </text:span><text:span text:style-name="T15">Pages</text:span> contain tabs <text:span text:style-name="T1">or jobs within </text:span><text:span text:style-name="T17">a</text:span><text:span text:style-name="T1"> category.</text:span> </text:p>
      <text:p text:style-name="P2"/>
      <text:p text:style-name="P22">Note: restricted users <text:span text:style-name="T1">may</text:span> not see all links. </text:p>
      <text:p text:style-name="P2"/>
      <text:p text:style-name="P1">To switch between views:</text:p>
      <text:p text:style-name="P1">1. <text:span text:style-name="T11">Go to</text:span> "Settings" <text:span text:style-name="T11">o</text:span>n the Toolbar.</text:p>
      <text:p text:style-name="P1">2. <text:s text:c="8"/>"Switch to Accountant view"</text:p>
      <text:p text:style-name="P1"/>
      <text:p text:style-name="P34">Chart of Accounts<text:line-break/><text:span text:style-name="T11">CTRL + ALT + A</text:span></text:p>
      <text:p text:style-name="P30"/>
      <text:p text:style-name="P17">Add New Accounts</text:p>
      <text:p text:style-name="P17"/>
      <text:p text:style-name="P5">1. CTRL + ALT + A</text:p>
      <text:p text:style-name="P12"><text:span text:style-name="T37">2</text:span>. <text:s text:c="4"/><text:span text:style-name="T11">"New"</text:span></text:p>
      <text:p text:style-name="P12"><text:span text:style-name="T37">3</text:span>. <text:s text:c="4"/>E<text:span text:style-name="T11">nter the </text:span>A<text:span text:style-name="T11">ccount info</text:span></text:p>
      <text:p text:style-name="P12"><text:span text:style-name="T37">4</text:span>6.<text:span text:style-name="T11"> <text:s text:c="4"/>"Save </text:span>&amp;<text:span text:style-name="T11"> Close" button</text:span></text:p>
      <text:p text:style-name="P5"/>
      <text:p text:style-name="P17"><text:span text:style-name="T16">E</text:span>diting an Account</text:p>
      <text:p text:style-name="P5"/>
      <text:p text:style-name="P36">1. <text:span text:style-name="T38">C</text:span><text:span text:style-name="T39">TRL</text:span><text:span text:style-name="T38"> + </text:span><text:span text:style-name="T40">A</text:span><text:span text:style-name="T39">LT</text:span><text:span text:style-name="T40"> + </text:span><text:span text:style-name="T38">A</text:span></text:p>
      <text:p text:style-name="P16"><text:span text:style-name="T37">2</text:span>. <text:s text:c="3"/><text:span text:style-name="T11"><text:s/>"Action" column</text:span></text:p>
      <text:p text:style-name="P6"><text:span text:style-name="T37">3</text:span><text:span text:style-name="T17">. <text:s text:c="4"/></text:span>"Edit"</text:p>
      <text:p text:style-name="P6"><text:span text:style-name="T37">4</text:span><text:span text:style-name="T17">. <text:s text:c="5"/>M</text:span>ake changes,</text:p>
      <text:p text:style-name="P5"><text:span text:style-name="T37">5</text:span><text:span text:style-name="T17">. <text:s text:c="4"/></text:span>"Save <text:span text:style-name="T17">&amp;</text:span> Close" </text:p>
      <text:p text:style-name="P5"/>
      <text:p text:style-name="P17">Inactivating an Account</text:p>
      <text:p text:style-name="P5"/>
      <text:p text:style-name="P36">1. <text:span text:style-name="T38">C</text:span><text:span text:style-name="T39">TRL</text:span><text:span text:style-name="T38"> + </text:span><text:span text:style-name="T40">A</text:span><text:span text:style-name="T39">LT</text:span><text:span text:style-name="T40"> + </text:span><text:span text:style-name="T38">A</text:span></text:p>
      <text:p text:style-name="P16"><text:span text:style-name="T37">2</text:span>. <text:s text:c="3"/><text:span text:style-name="T11"><text:s/>"Action" column</text:span></text:p>
      <text:p text:style-name="P6"><text:span text:style-name="T37">3</text:span><text:span text:style-name="T17">. <text:s text:c="4"/></text:span>"Make inactive"</text:p>
      <text:p text:style-name="P16"><text:span text:style-name="T37">4</text:span>. <text:s text:c="4"/><text:span text:style-name="T11">"Yes" to confirm</text:span></text:p>
      <text:p text:style-name="P16"/>
      <text:p text:style-name="P16"/>
      <text:p text:style-name="P16"/>
      <text:p text:style-name="P16"/>
      <text:p text:style-name="P33">Customers<text:line-break/><text:span text:style-name="T43">C</text:span><text:span text:style-name="T44">TRL</text:span><text:span text:style-name="T43"> + A</text:span><text:span text:style-name="T44">LT</text:span><text:span text:style-name="T43"> + C</text:span></text:p>
      <text:p text:style-name="P5"/>
      <text:p text:style-name="P17">Add a New Customer</text:p>
      <text:p text:style-name="P5"/>
      <text:p text:style-name="P36">1. <text:span text:style-name="T43">C</text:span><text:span text:style-name="T44">TRL</text:span><text:span text:style-name="T43"> + A</text:span><text:span text:style-name="T44">LT</text:span><text:span text:style-name="T43"> + C</text:span></text:p>
      <text:p text:style-name="P6">3. <text:s text:c="4"/>"New customer"</text:p>
      <text:p text:style-name="P6"><text:span text:style-name="T17">4. <text:s text:c="4"/></text:span>"Add customer"</text:p>
      <text:p text:style-name="P6"><text:span text:style-name="T17">5</text:span>. <text:s text:c="4"/>Enter info</text:p>
      <text:p text:style-name="P5"><text:span text:style-name="T17">6. <text:s text:c="4"/></text:span>"Save" </text:p>
      <text:p text:style-name="P5"/>
      <text:p text:style-name="P17">Edit / Inactivat<text:span text:style-name="T18">e</text:span> Customer<text:span text:style-name="T18">s</text:span></text:p>
      <text:p text:style-name="P5"/>
      <text:p text:style-name="P36">1. <text:span text:style-name="T43">C</text:span><text:span text:style-name="T44">TRL</text:span><text:span text:style-name="T43"> + A</text:span><text:span text:style-name="T44">LT</text:span><text:span text:style-name="T43"> + C</text:span></text:p>
      <text:p text:style-name="P7">3. <text:s text:c="4"/><text:span text:style-name="T18">F</text:span>ind <text:span text:style-name="T18">c</text:span>ustomer / company</text:p>
      <text:p text:style-name="P7"><text:span text:style-name="T18">4. </text:span><text:s text:c="4"/><text:span text:style-name="T18">E</text:span>nter search term</text:p>
      <text:p text:style-name="P5"><text:span text:style-name="T18">5. <text:s text:c="4"/>P</text:span>ress "Enter"</text:p>
      <text:p text:style-name="P23">6. <text:s text:c="3"/><text:span text:style-name="T11">"Edit"</text:span></text:p>
      <text:p text:style-name="P23">7. <text:s text:c="4"/>M<text:span text:style-name="T11">ake changes</text:span></text:p>
      <text:p text:style-name="P23">8. <text:s text:c="2"/><text:span text:style-name="T11"><text:s/>"Save"</text:span></text:p>
      <text:p text:style-name="P24"><text:s text:c="7"/><text:span text:style-name="T25">OR </text:span><text:span text:style-name="T11">"Make inactive"</text:span></text:p>
      <text:p text:style-name="P24"><text:span text:style-name="T25">9. <text:s text:c="3"/></text:span><text:span text:style-name="T11">"Yes" to confirm</text:span></text:p>
      <text:p text:style-name="P5"/>
      <text:p text:style-name="P33">Employees<text:line-break/><text:span text:style-name="T43">C</text:span><text:span text:style-name="T44">TRL</text:span><text:span text:style-name="T43"> + A</text:span><text:span text:style-name="T44">LT</text:span><text:span text:style-name="T43"> + </text:span><text:span text:style-name="T48">U</text:span></text:p>
      <text:p text:style-name="P17"/>
      <text:p text:style-name="P17">Add New Employee<text:span text:style-name="T18">s</text:span></text:p>
      <text:p text:style-name="P5"/>
      <text:p text:style-name="P37">1. <text:span text:style-name="T71">C</text:span><text:span text:style-name="T73">TRL</text:span><text:span text:style-name="T71"> + A</text:span><text:span text:style-name="T73">LT</text:span><text:span text:style-name="T71"> + </text:span><text:span text:style-name="T75">U</text:span></text:p>
      <text:p text:style-name="P7">2. <text:s text:c="4"/>"Employees"</text:p>
      <text:p text:style-name="P7">3. <text:s text:c="4"/>"Add an employee"</text:p>
      <text:p text:style-name="P7"><text:span text:style-name="T18">4. </text:span><text:s text:c="4"/><text:span text:style-name="T18">E</text:span>nter employee <text:span text:style-name="T36">i</text:span><text:span text:style-name="T18">nfo</text:span></text:p>
      <text:p text:style-name="P7"><text:span text:style-name="T18">5. <text:s text:c="4"/></text:span>"Add Employee"</text:p>
      <text:p text:style-name="P7"><text:span text:style-name="T18">6. <text:s text:c="4"/></text:span>"Done" or "Save"</text:p>
      <text:p text:style-name="P7"/>
      <text:p text:style-name="P26">Edit Employee Info</text:p>
      <text:p text:style-name="P7"/>
      <text:p text:style-name="P37">1. <text:span text:style-name="T71">C</text:span><text:span text:style-name="T73">TRL</text:span><text:span text:style-name="T71"> + A</text:span><text:span text:style-name="T73">LT</text:span><text:span text:style-name="T71"> + </text:span><text:span text:style-name="T75">U</text:span></text:p>
      <text:p text:style-name="P7">2. <text:s text:c="4"/>"Employees"</text:p>
      <text:p text:style-name="P8">3. <text:s text:c="5"/>Click name o<text:span text:style-name="T25">n</text:span> Employee list</text:p>
      <text:p text:style-name="P7"><text:span text:style-name="T18">4. </text:span><text:s text:c="5"/><text:span text:style-name="T18">E</text:span><text:span text:style-name="T25">dit</text:span> </text:p>
      <text:p text:style-name="P7"><text:span text:style-name="T18">5. <text:s text:c="4"/></text:span>"Add Employee"</text:p>
      <text:p text:style-name="P7"><text:span text:style-name="T18">6. <text:s text:c="4"/></text:span>"Done"</text:p>
      <text:p text:style-name="P7"/>
      <text:p text:style-name="P27">Add New Contractor</text:p>
      <text:p text:style-name="P11"/>
      <text:p text:style-name="P37">1. <text:span text:style-name="T71">C</text:span><text:span text:style-name="T73">TRL</text:span><text:span text:style-name="T71"> + A</text:span><text:span text:style-name="T73">LT</text:span><text:span text:style-name="T71"> + </text:span><text:span text:style-name="T75">U</text:span></text:p>
      <text:p text:style-name="P11">2. <text:s text:c="4"/>"<text:span text:style-name="T34">Add a contractor</text:span>"</text:p>
      <text:p text:style-name="P11">3. <text:s text:c="5"/><text:span text:style-name="T34">Add contractor name &amp; email</text:span></text:p>
      <text:p text:style-name="P40">4.<text:span text:style-name="T11"> <text:s text:c="4"/></text:span><text:span text:style-name="T35">Add a contractor</text:span></text:p>
      <text:p text:style-name="P40"/>
      <text:p text:style-name="P40"/>
      <text:p text:style-name="P40"/>
      <text:p text:style-name="P9"><text:span text:style-name="T26">Vendors</text:span></text:p>
      <text:p text:style-name="P35"/>
      <text:p text:style-name="P19">Add New Vendor<text:span text:style-name="T25">s</text:span></text:p>
      <text:p text:style-name="P7"/>
      <text:p text:style-name="P36">1. <text:span text:style-name="T41">CTRL + ALT + </text:span><text:span text:style-name="T47">V</text:span></text:p>
      <text:p text:style-name="P7">3. <text:s text:c="4"/>"New vendor"</text:p>
      <text:p text:style-name="P8">4. <text:s text:c="5"/>Enter info</text:p>
      <text:p text:style-name="P8"><text:span text:style-name="T25">5. <text:s text:c="3"/></text:span><text:s/>"Save"</text:p>
      <text:p text:style-name="P8"/>
      <text:p text:style-name="P18">Edit / Inactivat<text:span text:style-name="T25">e</text:span> Vendor<text:span text:style-name="T25">s</text:span></text:p>
      <text:p text:style-name="P7"/>
      <text:p text:style-name="P36">1. <text:span text:style-name="T41">CTRL + ALT + </text:span><text:span text:style-name="T47">V</text:span></text:p>
      <text:p text:style-name="P8">3. <text:s text:c="5"/><text:span text:style-name="T18">F</text:span>ind <text:s/>Vendor</text:p>
      <text:p text:style-name="P8">4. <text:s text:c="5"/>"Edit"</text:p>
      <text:p text:style-name="P8">5. <text:s text:c="5"/><text:span text:style-name="T25">M</text:span>ake changes</text:p>
      <text:p text:style-name="P8"><text:span text:style-name="T25">6. <text:s text:c="5"/></text:span>"Save"</text:p>
      <text:p text:style-name="P8"><text:s text:c="9"/><text:span text:style-name="T25">OR</text:span> <text:s/>"Make inactive"</text:p>
      <text:p text:style-name="P8"><text:span text:style-name="T25">7. <text:s text:c="3"/></text:span><text:s/>"Yes" to confirm</text:p>
      <text:p text:style-name="P7"/>
      <text:p text:style-name="P14">Products <text:span text:style-name="T28">&amp;</text:span> <text:span text:style-name="T28">S</text:span>ervices</text:p>
      <text:p text:style-name="P7"/>
      <text:p text:style-name="P20">Add Individual Items</text:p>
      <text:p text:style-name="P10"/>
      <text:p text:style-name="P10">1. Go to "<text:span text:style-name="T9">Sales</text:span>" on Nav-Bar</text:p>
      <text:p text:style-name="P10">2. <text:s text:c="4"/>"<text:span text:style-name="T29">New</text:span>"</text:p>
      <text:p text:style-name="P10">3. <text:s text:c="4"/><text:span text:style-name="T29">Choose: Inventory/Service/<text:line-break/> <text:s text:c="21"/>Non-inventory/Bundle</text:span></text:p>
      <text:p text:style-name="P10">4. <text:s text:c="5"/><text:span text:style-name="T29">Add Info</text:span></text:p>
      <text:p text:style-name="P10">5. <text:s text:c="4"/>"Save <text:span text:style-name="T29">and close</text:span>"</text:p>
      <text:p text:style-name="P10"/>
      <text:p text:style-name="P31">Invoices<text:line-break/><text:span text:style-name="T49">CTRL + ALT + </text:span><text:span text:style-name="T46">I</text:span></text:p>
      <text:p text:style-name="P9"/>
      <text:p text:style-name="P36">1. <text:span text:style-name="T41">CTRL + ALT + </text:span><text:span text:style-name="T46">I</text:span></text:p>
      <text:p text:style-name="P25">3. <text:s text:c="4"/>Choose Customer</text:p>
      <text:p text:style-name="P25">4. <text:s text:c="4"/>Choose Terms</text:p>
      <text:p text:style-name="P25">5. <text:s text:c="4"/>Fill: Products or Services</text:p>
      <text:p text:style-name="P25">6. <text:s text:c="4"/>Delete item <text:span text:style-name="T32">via</text:span> 3 dots <text:span text:style-name="T31">⋮ </text:span></text:p>
      <text:p text:style-name="P41">7. <text:s text:c="4"/>"Save" / "Review and Send"</text:p>
      <text:p text:style-name="P41"/>
      <text:p text:style-name="P28"><text:span text:style-name="T33">8. </text:span><text:span text:style-name="T10">More actions </text:span><text:span text:style-name="T33">(on bottom)</text:span><text:span text:style-name="T10"><text:line-break/> <text:s text:c="7"/></text:span><text:span text:style-name="T33">To copy / delete / void /</text:span></text:p>
      <text:p text:style-name="P41"><text:s text:c="13"/>journal / audit / print /</text:p>
      <text:p text:style-name="P41"><text:s text:c="13"/>download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section text:style-name="Sect1" text:name="Section1">
        <text:p text:style-name="P41"/>
      </text:section>
      <text:p text:style-name="P41"><text:soft-page-break/></text:p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Main" svg:font-family="MathJax_Mai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3" fo:column-gap="0.05in">
          <style:column-sep style:width="0.0071in" style:color="#000000" style:height="100%" style:style="dotted"/>
          <style:column style:rel-width="21845*" fo:start-indent="0in" fo:end-indent="0.0248in"/>
          <style:column style:rel-width="21845*" fo:start-indent="0.0248in" fo:end-indent="0.0248in"/>
          <style:column style:rel-width="21845*" fo:start-indent="0.0248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13:24:35.823614305</meta:creation-date>
    <dc:date>2024-07-29T17:09:04.579427057</dc:date>
    <meta:editing-duration>PT1H55M45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" meta:paragraph-count="101" meta:word-count="428" meta:character-count="2384" meta:non-whitespace-character-count="1756"/>
  </office:meta>
</office:document-meta>
</file>